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4"/>
    <style:style style:name="P2" style:family="paragraph" style:parent-style-name="Quotations" style:list-style-name="L14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con <text:span text:style-name="Strong_20_Emphasis">el segundo límite: energía</text:span>, pero ahora <text:span text:style-name="Strong_20_Emphasis">desde un punto de vista puramente lógico</text:span>, sin biología, sin metabolismo, sin células. Solo sistemas abstractos que procesan información bajo restricciones físicas.</text:p>
      <text:p text:style-name="Text_20_body">La idea es la misma que con el límite de velocidad:<text:line-break/><text:span text:style-name="Strong_20_Emphasis">primero entender qué implica el límite</text:span>,<text:line-break/><text:span text:style-name="Strong_20_Emphasis">después ver cómo restringe la inteligencia</text:span>,<text:line-break/><text:span text:style-name="Strong_20_Emphasis">y finalmente deducir qué arquitectura minimiza ese límite</text:span>.</text:p>
      <text:p text:style-name="Horizontal_20_Line"/>
      <text:h text:style-name="Heading_20_1" text:outline-level="1">2 — LÍMITES DE ENERGÍA (versión lógica, no biológica)</text:h>
      <text:h text:style-name="Heading_20_2" text:outline-level="2">1. Qué significa el límite de energía, lógicamente</text:h>
      <text:p text:style-name="Text_20_body">En cualquier sistema de procesamiento de información:</text:p>
      <text:list xml:id="list3156240441" text:style-name="L1">
        <text:list-item>
          <text:p text:style-name="P4">Cada operación tiene un <text:span text:style-name="Strong_20_Emphasis">coste energético mínimo</text:span>. </text:p>
        </text:list-item>
        <text:list-item>
          <text:p text:style-name="P4">Cada almacenamiento de información tiene un <text:span text:style-name="Strong_20_Emphasis">coste energético mínimo</text:span>. </text:p>
        </text:list-item>
        <text:list-item>
          <text:p text:style-name="P4">Cada borrado de información tiene un <text:span text:style-name="Strong_20_Emphasis">coste energético mínimo</text:span> (Landauer). </text:p>
        </text:list-item>
        <text:list-item>
          <text:p text:style-name="P4">Mantener orden estructural requiere energía. </text:p>
        </text:list-item>
        <text:list-item>
          <text:p text:style-name="P3">La energía disponible en un intervalo de tiempo es <text:span text:style-name="Strong_20_Emphasis">finita</text:span>. </text:p>
        </text:list-item>
      </text:list>
      <text:p text:style-name="Text_20_body">Esto implica:</text:p>
      <text:p text:style-name="Quotations">Ningún sistema puede realizar un número arbitrario de operaciones sin consumir energía,<text:line-break/>y ningún sistema puede consumir energía infinita en tiempo finito.</text:p>
      <text:p text:style-name="Text_20_body">No es biología: es termodinámica + teoría de la información.</text:p>
      <text:p text:style-name="Horizontal_20_Line"/>
      <text:h text:style-name="Heading_20_2" text:outline-level="2">2. Cómo restringe esto la inteligencia de un sistema</text:h>
      <text:p text:style-name="Text_20_body">Desde un punto de vista lógico, el límite energético afecta a:</text:p>
      <text:h text:style-name="Heading_20_3" text:outline-level="3">2.1. La cantidad total de cómputo posible</text:h>
      <text:p text:style-name="Text_20_body">Si cada operación cuesta (E_{\text{op}}), entonces en un intervalo de energía disponible (E):</text:p>
      <text:p text:style-name="Text_20_body">[ \text{Operaciones máximas} \le \frac{E}{E_{\text{op}}} ]</text:p>
      <text:p text:style-name="Text_20_body">Esto limita:</text:p>
      <text:list xml:id="list1577406758" text:style-name="L2">
        <text:list-item>
          <text:p text:style-name="P6">la profundidad de razonamiento </text:p>
        </text:list-item>
        <text:list-item>
          <text:p text:style-name="P6">la cantidad de simulaciones posibles </text:p>
        </text:list-item>
        <text:list-item>
          <text:p text:style-name="P5">la capacidad de explorar alternativas </text:p>
        </text:list-item>
      </text:list>
      <text:h text:style-name="Heading_20_3" text:outline-level="3"><text:soft-page-break/>2.2. La densidad de procesamiento</text:h>
      <text:p text:style-name="Text_20_body">Si concentras demasiadas operaciones en un espacio pequeño, generas calor.<text:line-break/>Si no puedes disiparlo, el sistema falla.</text:p>
      <text:p text:style-name="Text_20_body">Esto limita:</text:p>
      <text:list xml:id="list2732198817" text:style-name="L3">
        <text:list-item>
          <text:p text:style-name="P8">cuán compacto puede ser un sistema inteligente </text:p>
        </text:list-item>
        <text:list-item>
          <text:p text:style-name="P7">cuán rápido puede operar en un volumen dado </text:p>
        </text:list-item>
      </text:list>
      <text:h text:style-name="Heading_20_3" text:outline-level="3">2.3. La persistencia de la información</text:h>
      <text:p text:style-name="Text_20_body">Mantener información ordenada requiere energía.<text:line-break/>Sin energía, la información se degrada.</text:p>
      <text:p text:style-name="Text_20_body">Esto limita:</text:p>
      <text:list xml:id="list3364822065" text:style-name="L4">
        <text:list-item>
          <text:p text:style-name="P10">la memoria a largo plazo </text:p>
        </text:list-item>
        <text:list-item>
          <text:p text:style-name="P10">la estabilidad del sistema </text:p>
        </text:list-item>
        <text:list-item>
          <text:p text:style-name="P9">la precisión de los cálculos </text:p>
        </text:list-item>
      </text:list>
      <text:h text:style-name="Heading_20_3" text:outline-level="3">2.4. La escalabilidad</text:h>
      <text:p text:style-name="Text_20_body">Más nodos → más energía necesaria.<text:line-break/>Más conexiones → más energía para transmitir señales.<text:line-break/>Más memoria → más energía para mantenerla.</text:p>
      <text:p text:style-name="Text_20_body">Esto limita:</text:p>
      <text:list xml:id="list1557326005" text:style-name="L5">
        <text:list-item>
          <text:p text:style-name="P12">el tamaño máximo útil del sistema </text:p>
        </text:list-item>
        <text:list-item>
          <text:p text:style-name="P11">la complejidad estructural que puede sostenerse </text:p>
        </text:list-item>
      </text:list>
      <text:p text:style-name="Horizontal_20_Line"/>
      <text:h text:style-name="Heading_20_2" text:outline-level="2">3. Qué arquitectura minimiza el impacto del límite energético</text:h>
      <text:p text:style-name="Text_20_body">Aquí viene la parte lógica importante:<text:line-break/><text:span text:style-name="Strong_20_Emphasis">no estamos diseñando vida, sino el sistema más eficiente posible bajo restricciones energéticas.</text:span></text:p>
      <text:p text:style-name="Text_20_body">La arquitectura óptima debe cumplir varias propiedades.</text:p>
      <text:p text:style-name="Horizontal_20_Line"/>
      <text:h text:style-name="Heading_20_3" text:outline-level="3">3.1. Minimizar operaciones innecesarias</text:h>
      <text:p text:style-name="Text_20_body">La energía se gasta en operaciones.<text:line-break/>Por tanto, la arquitectura óptima:</text:p>
      <text:list xml:id="list2370395421" text:style-name="L6">
        <text:list-item>
          <text:p text:style-name="P14">evita cálculos redundantes </text:p>
        </text:list-item>
        <text:list-item>
          <text:p text:style-name="P14">evita recomputar lo ya conocido </text:p>
        </text:list-item>
        <text:list-item>
          <text:p text:style-name="P14">usa memorias intermedias (cachés) </text:p>
        </text:list-item>
        <text:list-item>
          <text:p text:style-name="P13"><text:soft-page-break/>usa heurísticas en lugar de cálculos exhaustivos </text:p>
        </text:list-item>
      </text:list>
      <text:p text:style-name="Text_20_body">Lógicamente:</text:p>
      <text:p text:style-name="Quotations">Un sistema que calcula solo lo necesario es más inteligente por unidad de energía que uno que intenta calcularlo todo.</text:p>
      <text:p text:style-name="Horizontal_20_Line"/>
      <text:h text:style-name="Heading_20_3" text:outline-level="3">3.2. Procesamiento distribuido de baja potencia</text:h>
      <text:p text:style-name="Text_20_body">En lugar de un único módulo muy potente (y muy caro energéticamente):</text:p>
      <text:list xml:id="list3069991889" text:style-name="L7">
        <text:list-item>
          <text:p text:style-name="P16">muchos módulos simples </text:p>
        </text:list-item>
        <text:list-item>
          <text:p text:style-name="P16">cada uno con bajo coste energético </text:p>
        </text:list-item>
        <text:list-item>
          <text:p text:style-name="P15">trabajando en paralelo sobre partes pequeñas del problema </text:p>
        </text:list-item>
      </text:list>
      <text:p text:style-name="Text_20_body">Esto reduce:</text:p>
      <text:list xml:id="list4278081915" text:style-name="L8">
        <text:list-item>
          <text:p text:style-name="P18">el coste energético por operación </text:p>
        </text:list-item>
        <text:list-item>
          <text:p text:style-name="P18">el calor generado por unidad </text:p>
        </text:list-item>
        <text:list-item>
          <text:p text:style-name="P17">la necesidad de disipación extrema </text:p>
        </text:list-item>
      </text:list>
      <text:p text:style-name="Horizontal_20_Line"/>
      <text:h text:style-name="Heading_20_3" text:outline-level="3">3.3. Reutilización y reciclaje de información</text:h>
      <text:p text:style-name="Text_20_body">Desde un punto de vista lógico:</text:p>
      <text:list xml:id="list1361703840" text:style-name="L9">
        <text:list-item>
          <text:p text:style-name="P20">si borrar información cuesta energía </text:p>
        </text:list-item>
        <text:list-item>
          <text:p text:style-name="P20">y mantenerla también cuesta energía </text:p>
        </text:list-item>
        <text:list-item>
          <text:p text:style-name="P19">entonces la arquitectura óptima <text:span text:style-name="Strong_20_Emphasis">reutiliza representaciones</text:span> en lugar de destruirlas y recrearlas </text:p>
        </text:list-item>
      </text:list>
      <text:p text:style-name="Text_20_body">Esto implica:</text:p>
      <text:list xml:id="list631585668" text:style-name="L10">
        <text:list-item>
          <text:p text:style-name="P22">estructuras de datos estables </text:p>
        </text:list-item>
        <text:list-item>
          <text:p text:style-name="P22">representaciones compartidas </text:p>
        </text:list-item>
        <text:list-item>
          <text:p text:style-name="P21">minimización de borrados </text:p>
        </text:list-item>
      </text:list>
      <text:p text:style-name="Horizontal_20_Line"/>
      <text:h text:style-name="Heading_20_3" text:outline-level="3">3.4. Compresión y representación eficiente</text:h>
      <text:p text:style-name="Text_20_body">Si almacenar información cuesta energía,<text:line-break/>la arquitectura óptima:</text:p>
      <text:list xml:id="list1565407156" text:style-name="L11">
        <text:list-item>
          <text:p text:style-name="P24">comprime </text:p>
        </text:list-item>
        <text:list-item>
          <text:p text:style-name="P24">abstrae </text:p>
        </text:list-item>
        <text:list-item>
          <text:p text:style-name="P24">sintetiza </text:p>
        </text:list-item>
        <text:list-item>
          <text:p text:style-name="P23">elimina detalles irrelevantes </text:p>
        </text:list-item>
      </text:list>
      <text:p text:style-name="Text_20_body">Lógicamente:</text:p>
      <text:p text:style-name="Quotations"><text:soft-page-break/>La inteligencia más eficiente es la que representa el mundo con la mínima cantidad de información necesaria para actuar correctamente.</text:p>
      <text:p text:style-name="Horizontal_20_Line"/>
      <text:h text:style-name="Heading_20_3" text:outline-level="3">3.5. Modularidad energética</text:h>
      <text:p text:style-name="Text_20_body">Si cada módulo tiene un coste energético fijo,<text:line-break/>es mejor tener:</text:p>
      <text:list xml:id="list1033928541" text:style-name="L12">
        <text:list-item>
          <text:p text:style-name="P26">módulos que puedan apagarse cuando no se usan </text:p>
        </text:list-item>
        <text:list-item>
          <text:p text:style-name="P26">módulos que funcionen a distintas “potencias” </text:p>
        </text:list-item>
        <text:list-item>
          <text:p text:style-name="P25">módulos que se activen solo cuando el problema lo requiere </text:p>
        </text:list-item>
      </text:list>
      <text:p text:style-name="Text_20_body">Esto reduce el gasto energético basal.</text:p>
      <text:p text:style-name="Horizontal_20_Line"/>
      <text:h text:style-name="Heading_20_3" text:outline-level="3">3.6. Uso de aproximaciones en lugar de exactitud absoluta</text:h>
      <text:p text:style-name="Text_20_body">La exactitud perfecta es energéticamente cara.<text:line-break/>La aproximación es barata.</text:p>
      <text:p text:style-name="Text_20_body">Arquitectura óptima:</text:p>
      <text:list xml:id="list3398554554" text:style-name="L13">
        <text:list-item>
          <text:p text:style-name="P28">cálculos aproximados </text:p>
        </text:list-item>
        <text:list-item>
          <text:p text:style-name="P28">decisiones probabilísticas </text:p>
        </text:list-item>
        <text:list-item>
          <text:p text:style-name="P27">estimaciones en lugar de soluciones exactas </text:p>
        </text:list-item>
      </text:list>
      <text:p text:style-name="Text_20_body">Esto no es biología: es teoría de cómputo bajo restricciones.</text:p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un coste energético mínimo por operación, almacenamiento y borrado,<text:line-break/>la arquitectura que minimiza el impacto del límite energético es aquella que:</text:p>
      <text:list xml:id="list2161017789" text:style-name="L14">
        <text:list-item>
          <text:p text:style-name="P2">reduce operaciones innecesarias </text:p>
        </text:list-item>
        <text:list-item>
          <text:p text:style-name="P2">distribuye el procesamiento en módulos simples </text:p>
        </text:list-item>
        <text:list-item>
          <text:p text:style-name="P2">reutiliza información en lugar de destruirla </text:p>
        </text:list-item>
        <text:list-item>
          <text:p text:style-name="P2">comprime y abstrae representaciones </text:p>
        </text:list-item>
        <text:list-item>
          <text:p text:style-name="P2">es modular y apagable </text:p>
        </text:list-item>
        <text:list-item>
          <text:p text:style-name="P1">usa aproximaciones en lugar de cálculos exactos </text:p>
        </text:list-item>
      </text:list>
      <text:p text:style-name="Text_20_body">Esto es pura lógica de sistemas bajo restricciones físicas.</text:p>
      <text:p text:style-name="Text_20_body">Más adelante, la revelación será que <text:span text:style-name="Strong_20_Emphasis">la vida real coincide sorprendentemente con esta arquitectura óptima</text:span>, pero por ahora no lo mencionamos.</text:p>
      <text:p text:style-name="Horizontal_20_Line"><text:soft-page-break/></text:p>
      <text:p text:style-name="Text_20_body">Si quieres, pasamos al siguiente límite (memoria), o prefieres ajustar algo de este análisis antes de continua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5:48:35.691000000</meta:creation-date>
    <dc:date>2026-04-03T16:00:43.023000000</dc:date>
    <meta:editing-duration>PT1M47S</meta:editing-duration>
    <meta:editing-cycles>1</meta:editing-cycles>
    <meta:document-statistic meta:table-count="0" meta:image-count="0" meta:object-count="0" meta:page-count="5" meta:paragraph-count="100" meta:word-count="799" meta:character-count="5234" meta:non-whitespace-character-count="4534"/>
    <meta:generator>LibreOffice/7.3.5.2$Windows_X86_64 LibreOffice_project/184fe81b8c8c30d8b5082578aee2fed2ea847c01</meta:generator>
  </office:meta>
</office:document-meta>
</file>